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18e7" officeooo:paragraph-rsid="000418e7"/>
    </style:style>
    <style:style style:name="P2" style:family="paragraph" style:parent-style-name="Standard">
      <style:text-properties style:font-name="Garuda" fo:font-weight="bold" officeooo:rsid="000418e7" officeooo:paragraph-rsid="000418e7" style:font-weight-asian="bold" style:font-weight-complex="bold"/>
    </style:style>
    <style:style style:name="P3" style:family="paragraph" style:parent-style-name="Standard">
      <style:text-properties style:font-name="Garuda" fo:font-weight="normal" officeooo:rsid="0004ed54" officeooo:paragraph-rsid="0004ed54" style:font-weight-asian="normal" style:font-weight-complex="normal"/>
    </style:style>
    <style:style style:name="P4" style:family="paragraph" style:parent-style-name="Standard">
      <style:text-properties style:font-name="Garuda" fo:font-weight="normal" officeooo:rsid="0004ed54" officeooo:paragraph-rsid="000c12e3" style:font-weight-asian="normal" style:font-weight-complex="normal"/>
    </style:style>
    <style:style style:name="P5" style:family="paragraph" style:parent-style-name="Standard">
      <style:text-properties style:font-name="Garuda" fo:font-weight="normal" officeooo:rsid="00094c86" officeooo:paragraph-rsid="00094c86" style:font-weight-asian="normal" style:font-weight-complex="normal"/>
    </style:style>
    <style:style style:name="P6" style:family="paragraph" style:parent-style-name="Standard">
      <style:text-properties style:font-name="Garuda" fo:font-weight="normal" officeooo:rsid="000cf212" officeooo:paragraph-rsid="000cf212" style:font-weight-asian="normal" style:font-weight-complex="normal"/>
    </style:style>
    <style:style style:name="P7" style:family="paragraph" style:parent-style-name="Standard">
      <style:text-properties style:font-name="Garuda" fo:font-weight="normal" officeooo:rsid="000cf212" officeooo:paragraph-rsid="00161127" style:font-weight-asian="normal" style:font-weight-complex="normal"/>
    </style:style>
    <style:style style:name="P8" style:family="paragraph" style:parent-style-name="Standard">
      <style:text-properties style:font-name="Garuda" fo:font-weight="normal" officeooo:rsid="000cf212" officeooo:paragraph-rsid="0013c6fc" style:font-weight-asian="normal" style:font-weight-complex="normal"/>
    </style:style>
    <style:style style:name="P9" style:family="paragraph" style:parent-style-name="Standard">
      <style:text-properties style:font-name="Garuda" fo:font-weight="normal" officeooo:rsid="000cf212" officeooo:paragraph-rsid="001724a8" style:font-weight-asian="normal" style:font-weight-complex="normal"/>
    </style:style>
    <style:style style:name="P10" style:family="paragraph" style:parent-style-name="Standard">
      <style:text-properties style:font-name="Garuda" officeooo:rsid="001cbaa9" officeooo:paragraph-rsid="001cbaa9"/>
    </style:style>
    <style:style style:name="P11" style:family="paragraph" style:parent-style-name="Standard">
      <style:text-properties style:font-name="Garuda" officeooo:rsid="000cf212" officeooo:paragraph-rsid="000cf212"/>
    </style:style>
    <style:style style:name="P12" style:family="paragraph" style:parent-style-name="Standard">
      <style:text-properties style:font-name="Garuda" officeooo:rsid="00094c86" officeooo:paragraph-rsid="001724a8"/>
    </style:style>
    <style:style style:name="P13" style:family="paragraph" style:parent-style-name="Standard">
      <style:text-properties style:font-name="Garuda" officeooo:rsid="00094c86" officeooo:paragraph-rsid="00094c86"/>
    </style:style>
    <style:style style:name="P14" style:family="paragraph" style:parent-style-name="Standard">
      <style:text-properties fo:color="#330099" style:font-name="Garuda" fo:font-weight="normal" officeooo:rsid="0004ed54" officeooo:paragraph-rsid="0004ed54" style:font-weight-asian="normal" style:font-weight-complex="normal"/>
    </style:style>
    <style:style style:name="P15" style:family="paragraph" style:parent-style-name="Standard">
      <style:text-properties fo:color="#330099" style:font-name="Garuda" officeooo:rsid="001cbaa9" officeooo:paragraph-rsid="001cbaa9"/>
    </style:style>
    <style:style style:name="P16" style:family="paragraph" style:parent-style-name="Standard">
      <style:text-properties fo:color="#ff3300" style:font-name="Garuda" fo:font-weight="normal" officeooo:rsid="0004ed54" officeooo:paragraph-rsid="0004ed54" style:font-weight-asian="normal" style:font-weight-complex="normal"/>
    </style:style>
    <style:style style:name="P17" style:family="paragraph" style:parent-style-name="Standard">
      <style:text-properties officeooo:rsid="00094c86" officeooo:paragraph-rsid="001724a8"/>
    </style:style>
    <style:style style:name="P18" style:family="paragraph" style:parent-style-name="Standard">
      <style:text-properties officeooo:rsid="00094c86" officeooo:paragraph-rsid="001731d8"/>
    </style:style>
    <style:style style:name="P19" style:family="paragraph" style:parent-style-name="Standard">
      <style:text-properties fo:font-weight="bold" officeooo:rsid="000ca5ec" officeooo:paragraph-rsid="000ca5ec" style:font-weight-asian="bold" style:font-weight-complex="bold"/>
    </style:style>
    <style:style style:name="P20" style:family="paragraph" style:parent-style-name="Standard">
      <style:text-properties fo:font-weight="bold" officeooo:rsid="000ebfb8" officeooo:paragraph-rsid="000ebfb8" style:font-weight-asian="bold" style:font-weight-complex="bold"/>
    </style:style>
    <style:style style:name="P21" style:family="paragraph" style:parent-style-name="Standard">
      <style:text-properties officeooo:rsid="0009d638" officeooo:paragraph-rsid="0009d638"/>
    </style:style>
    <style:style style:name="P22" style:family="paragraph" style:parent-style-name="Standard">
      <style:text-properties fo:font-weight="normal" officeooo:rsid="000cf212" officeooo:paragraph-rsid="000cf212" style:font-weight-asian="normal" style:font-weight-complex="normal"/>
    </style:style>
    <style:style style:name="P23" style:family="paragraph" style:parent-style-name="Standard">
      <style:text-properties fo:font-weight="normal" officeooo:rsid="000cf212" officeooo:paragraph-rsid="0013c6fc" style:font-weight-asian="normal" style:font-weight-complex="normal"/>
    </style:style>
    <style:style style:name="P24" style:family="paragraph" style:parent-style-name="Standard">
      <style:text-properties fo:font-weight="normal" officeooo:rsid="000ebfb8" officeooo:paragraph-rsid="000ebfb8" style:font-weight-asian="normal" style:font-weight-complex="normal"/>
    </style:style>
    <style:style style:name="P25" style:family="paragraph" style:parent-style-name="Standard">
      <style:text-properties fo:font-weight="normal" officeooo:rsid="0010dccf" officeooo:paragraph-rsid="0010dccf" style:font-weight-asian="normal" style:font-weight-complex="normal"/>
    </style:style>
    <style:style style:name="P26" style:family="paragraph" style:parent-style-name="Standard">
      <style:text-properties officeooo:rsid="0019f81d" officeooo:paragraph-rsid="0019f81d"/>
    </style:style>
    <style:style style:name="P27" style:family="paragraph" style:parent-style-name="Standard">
      <style:text-properties fo:color="#000000" officeooo:rsid="00094c86" officeooo:paragraph-rsid="001731d8"/>
    </style:style>
    <style:style style:name="T1" style:family="text">
      <style:text-properties officeooo:rsid="00055d20"/>
    </style:style>
    <style:style style:name="T2" style:family="text">
      <style:text-properties fo:color="#330099"/>
    </style:style>
    <style:style style:name="T3" style:family="text">
      <style:text-properties fo:color="#330099" officeooo:rsid="00055d20"/>
    </style:style>
    <style:style style:name="T4" style:family="text">
      <style:text-properties fo:color="#330099" officeooo:rsid="00083f80"/>
    </style:style>
    <style:style style:name="T5" style:family="text">
      <style:text-properties fo:color="#330099" style:font-name="Garuda" officeooo:rsid="00094c86"/>
    </style:style>
    <style:style style:name="T6" style:family="text">
      <style:text-properties fo:color="#330099" officeooo:rsid="001f1f64"/>
    </style:style>
    <style:style style:name="T7" style:family="text">
      <style:text-properties fo:color="#ff3300"/>
    </style:style>
    <style:style style:name="T8" style:family="text">
      <style:text-properties fo:color="#ff3300" officeooo:rsid="00055d20"/>
    </style:style>
    <style:style style:name="T9" style:family="text">
      <style:text-properties fo:color="#ff3300" officeooo:rsid="00083f80"/>
    </style:style>
    <style:style style:name="T10" style:family="text">
      <style:text-properties fo:color="#ff3300" style:font-name="Garuda"/>
    </style:style>
    <style:style style:name="T11" style:family="text">
      <style:text-properties fo:color="#ff3300" style:font-name="Garuda" officeooo:rsid="00094c86"/>
    </style:style>
    <style:style style:name="T12" style:family="text">
      <style:text-properties fo:color="#ff3300" style:font-name="Garuda" officeooo:rsid="0013c6fc"/>
    </style:style>
    <style:style style:name="T13" style:family="text">
      <style:text-properties fo:color="#ff3300" style:font-name="Garuda" officeooo:rsid="000ebfb8"/>
    </style:style>
    <style:style style:name="T14" style:family="text">
      <style:text-properties fo:color="#ff3300" style:font-name="Garuda" officeooo:rsid="001724a8"/>
    </style:style>
    <style:style style:name="T15" style:family="text">
      <style:text-properties fo:color="#ff3300" style:font-name="Garuda" fo:font-weight="normal" style:font-weight-asian="normal" style:font-weight-complex="normal"/>
    </style:style>
    <style:style style:name="T16" style:family="text">
      <style:text-properties fo:color="#ff3300" style:font-name="Garuda" officeooo:rsid="001e4b0b"/>
    </style:style>
    <style:style style:name="T17" style:family="text">
      <style:text-properties fo:color="#ff3300" style:font-name="Garuda" officeooo:rsid="001d6e21"/>
    </style:style>
    <style:style style:name="T18" style:family="text">
      <style:text-properties fo:color="#ff3300" style:font-name="Garuda" officeooo:rsid="001eefc9"/>
    </style:style>
    <style:style style:name="T19" style:family="text">
      <style:text-properties fo:color="#ff3300" officeooo:rsid="0013c6fc"/>
    </style:style>
    <style:style style:name="T20" style:family="text">
      <style:text-properties fo:color="#ff3300" officeooo:rsid="001724a8"/>
    </style:style>
    <style:style style:name="T21" style:family="text">
      <style:text-properties fo:color="#ff3300" fo:font-weight="normal" style:font-weight-asian="normal" style:font-weight-complex="normal"/>
    </style:style>
    <style:style style:name="T22" style:family="text">
      <style:text-properties fo:color="#ff3300" fo:font-weight="normal" officeooo:rsid="001e4b0b" style:font-weight-asian="normal" style:font-weight-complex="normal"/>
    </style:style>
    <style:style style:name="T23" style:family="text">
      <style:text-properties fo:color="#ff3300" officeooo:rsid="001e4b0b"/>
    </style:style>
    <style:style style:name="T24" style:family="text">
      <style:text-properties fo:color="#000000"/>
    </style:style>
    <style:style style:name="T25" style:family="text">
      <style:text-properties fo:color="#000000" officeooo:rsid="00083f80"/>
    </style:style>
    <style:style style:name="T26" style:family="text">
      <style:text-properties fo:color="#000000" officeooo:rsid="0013c6fc"/>
    </style:style>
    <style:style style:name="T27" style:family="text">
      <style:text-properties fo:color="#000000" style:font-name="Garuda" officeooo:rsid="001eefc9"/>
    </style:style>
    <style:style style:name="T28" style:family="text">
      <style:text-properties style:font-name="Garuda"/>
    </style:style>
    <style:style style:name="T29" style:family="text">
      <style:text-properties style:font-name="Garuda" officeooo:rsid="00094c86"/>
    </style:style>
    <style:style style:name="T30" style:family="text">
      <style:text-properties style:font-name="Garuda" officeooo:rsid="000a8b90"/>
    </style:style>
    <style:style style:name="T31" style:family="text">
      <style:text-properties style:font-name="Garuda" fo:font-weight="normal" style:font-weight-asian="normal" style:font-weight-complex="normal"/>
    </style:style>
    <style:style style:name="T32" style:family="text">
      <style:text-properties style:font-name="Garuda" fo:font-weight="normal" officeooo:rsid="001e4b0b" style:font-weight-asian="normal" style:font-weight-complex="normal"/>
    </style:style>
    <style:style style:name="T33" style:family="text">
      <style:text-properties style:font-name="Garuda" officeooo:rsid="000c12e3"/>
    </style:style>
    <style:style style:name="T34" style:family="text">
      <style:text-properties style:font-name="Garuda" officeooo:rsid="000ebfb8"/>
    </style:style>
    <style:style style:name="T35" style:family="text">
      <style:text-properties style:font-name="Garuda" officeooo:rsid="000e2cb8"/>
    </style:style>
    <style:style style:name="T36" style:family="text">
      <style:text-properties style:font-name="Garuda" officeooo:rsid="0010169c"/>
    </style:style>
    <style:style style:name="T37" style:family="text">
      <style:text-properties style:font-name="Garuda" officeooo:rsid="0010dccf"/>
    </style:style>
    <style:style style:name="T38" style:family="text">
      <style:text-properties style:font-name="Garuda" officeooo:rsid="0011ae6b"/>
    </style:style>
    <style:style style:name="T39" style:family="text">
      <style:text-properties style:font-name="Garuda" officeooo:rsid="0013c6fc"/>
    </style:style>
    <style:style style:name="T40" style:family="text">
      <style:text-properties style:font-name="Garuda" officeooo:rsid="001597af"/>
    </style:style>
    <style:style style:name="T41" style:family="text">
      <style:text-properties style:font-name="Garuda" officeooo:rsid="0015a6a5"/>
    </style:style>
    <style:style style:name="T42" style:family="text">
      <style:text-properties style:font-name="Garuda" officeooo:rsid="001724a8"/>
    </style:style>
    <style:style style:name="T43" style:family="text">
      <style:text-properties style:font-name="Garuda" officeooo:rsid="001731d8"/>
    </style:style>
    <style:style style:name="T44" style:family="text">
      <style:text-properties style:font-name="Garuda" officeooo:rsid="00191c3c"/>
    </style:style>
    <style:style style:name="T45" style:family="text">
      <style:text-properties style:font-name="Garuda" officeooo:rsid="001d6e21"/>
    </style:style>
    <style:style style:name="T46" style:family="text">
      <style:text-properties style:font-name="Garuda" officeooo:rsid="001e4b0b"/>
    </style:style>
    <style:style style:name="T47" style:family="text">
      <style:text-properties style:font-name="Garuda" officeooo:rsid="001eefc9"/>
    </style:style>
    <style:style style:name="T48" style:family="text">
      <style:text-properties style:font-name="Console"/>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0990ec"/>
    </style:style>
    <style:style style:name="T52" style:family="text">
      <style:text-properties officeooo:rsid="000a8b90"/>
    </style:style>
    <style:style style:name="T53" style:family="text">
      <style:text-properties officeooo:rsid="000e2cb8"/>
    </style:style>
    <style:style style:name="T54" style:family="text">
      <style:text-properties officeooo:rsid="000ebfb8"/>
    </style:style>
    <style:style style:name="T55" style:family="text">
      <style:text-properties officeooo:rsid="0011ae6b"/>
    </style:style>
    <style:style style:name="T56" style:family="text">
      <style:text-properties officeooo:rsid="001597af"/>
    </style:style>
    <style:style style:name="T57" style:family="text">
      <style:text-properties officeooo:rsid="0015a6a5"/>
    </style:style>
    <style:style style:name="T58" style:family="text">
      <style:text-properties officeooo:rsid="001724a8"/>
    </style:style>
    <style:style style:name="T59" style:family="text">
      <style:text-properties officeooo:rsid="001d5352"/>
    </style:style>
    <style:style style:name="T60" style:family="text">
      <style:text-properties officeooo:rsid="001e4b0b"/>
    </style:style>
    <style:style style:name="T61" style:family="text">
      <style:text-properties fo:font-weight="normal" style:font-weight-asian="normal" style:font-weight-complex="normal"/>
    </style:style>
    <style:style style:name="T62" style:family="text">
      <style:text-properties fo:font-weight="normal" officeooo:rsid="001e4b0b" style:font-weight-asian="normal" style:font-weight-complex="normal"/>
    </style:style>
    <style:style style:name="T63" style:family="text">
      <style:text-properties officeooo:rsid="001ef5a0"/>
    </style:style>
    <style:style style:name="T64" style:family="text">
      <style:text-properties officeooo:rsid="001f1f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text:p>
      <text:p text:style-name="P5">scripts die door php moeten aangeroepen worden uiteindelijk, die krijgen hun argumenten door via de <text:span text:style-name="T48">argv[]</text:span> array. </text:p>
      <text:p text:style-name="P5"><text:tab/>Voorbeeld: aanroepen van script displaytext.py op de volgende manier:</text:p>
      <text:p text:style-name="P5"><text:tab/><text:span text:style-name="T49">python displaytext.py ik hallo </text:span><text:span text:style-name="T50">levert als output </text:span><text:span text:style-name="T49">hallo ik</text:span><text:span text:style-name="T50"> op als het script er zo uit <text:tab/>ziet:</text:span></text:p>
      <text:p text:style-name="P5"><text:tab/></text:p>
      <text:p text:style-name="P5"><text:tab/><text:span text:style-name="T51">print(argv[2])</text:span></text:p>
      <text:p text:style-name="P5"><text:tab/><text:span text:style-name="T51">print(argv[1])</text:span></text:p>
      <text:p text:style-name="P5"/>
      <text:p text:style-name="P3"><text:span text:style-name="T2">directory</text:span> en <text:span text:style-name="T7">files</text:span> structuur: </text:p>
      <text:p text:style-name="P14">pythonfiles</text:p>
      <text:p text:style-name="P3"><text:tab/><text:span text:style-name="T2">indicators</text:span></text:p>
      <text:p text:style-name="P3"><text:tab/><text:tab/><text:span text:style-name="T2">indicator1</text:span></text:p>
      <text:p text:style-name="P3"><text:tab/><text:tab/><text:tab/><text:span text:style-name="T7">indicator1.py</text:span> (main <text:span text:style-name="T52">py file</text:span>)</text:p>
      <text:p text:style-name="P3"><text:tab/><text:tab/><text:tab/><text:span text:style-name="T7">supportfile.py</text:span></text:p>
      <text:p text:style-name="P16"><text:tab/><text:tab/><text:tab/>someotherfile.py</text:p>
      <text:p text:style-name="P3"><text:tab/><text:tab/><text:span text:style-name="T3">indicator2</text:span></text:p>
      <text:p text:style-name="P3"><text:tab/><text:tab/><text:tab/><text:span text:style-name="T8">indicator2.py</text:span><text:span text:style-name="T1"> (main file)</text:span></text:p>
      <text:p text:style-name="P3"><text:tab/><text:tab/><text:tab/><text:span text:style-name="T8">somefile.py</text:span></text:p>
      <text:p text:style-name="P3"><text:tab/><text:span text:style-name="T2">methods</text:span></text:p>
      <text:p text:style-name="P3"><text:span text:style-name="T2"><text:tab/><text:tab/></text:span><text:span text:style-name="T4">method1</text:span></text:p>
      <text:p text:style-name="P4"><text:span text:style-name="T4"><text:tab/><text:tab/><text:tab/></text:span><text:span text:style-name="T9">method1.py</text:span><text:span text:style-name="T4"> </text:span><text:span text:style-name="T25">(main file, </text:span><text:span text:style-name="T24">last line “And now his watch....”, argv[]</text:span><text:span text:style-name="T25">)</text:span></text:p>
      <text:p text:style-name="P4"><text:span text:style-name="T25"><text:tab/><text:tab/><text:tab/></text:span><text:span text:style-name="T19">method1.info</text:span><text:span text:style-name="T26"> (describes what arguments needed)</text:span></text:p>
      <text:p text:style-name="P1"><text:tab/><text:tab/><text:span text:style-name="T5">method 2</text:span></text:p>
      <text:p text:style-name="P1"><text:span text:style-name="T29"><text:tab/><text:tab/><text:tab/></text:span><text:span text:style-name="T11">method2.py</text:span><text:span text:style-name="T29"> (main file)</text:span></text:p>
      <text:p text:style-name="P1"><text:span text:style-name="T29"><text:tab/><text:tab/><text:tab/></text:span><text:span text:style-name="T12">method2.info</text:span></text:p>
      <text:p text:style-name="P1"/>
      <text:p text:style-name="P21"><text:span text:style-name="T29">B</text:span><text:span text:style-name="T28">elangrijke opmerking: ik neem aan dat method scripts ook soms de huidige toestand van de portefeuille moeten weten (wanneer welke aandelen aangekocht zijn die nu nog in de portefeuille zitten). </text:span><text:span text:style-name="T30">Die data zit in de database, maar ik zou die dus ook </text:span><text:span text:style-name="T33">een functie <text:s/>schrijven die die data uit de database haalt als een 2D array en die dan kan gebruikt </text:span><text:soft-page-break/><text:span text:style-name="T33">worden in de methode. </text:span></text:p>
      <text:p text:style-name="P21"/>
      <text:p text:style-name="P21"/>
      <text:p text:style-name="P19"><text:span text:style-name="T33">S</text:span><text:span text:style-name="T28">QL</text:span></text:p>
      <text:p text:style-name="P22"><text:span text:style-name="T10">tables</text:span><text:span text:style-name="T28"> (= tabs in excel)</text:span></text:p>
      <text:p text:style-name="P23"><text:span text:style-name="T34"><text:tab/></text:span><text:span text:style-name="T16">S</text:span><text:span text:style-name="T13">tragegy</text:span></text:p>
      <text:p text:style-name="P23"><text:tab/><text:span text:style-name="T28"><text:tab/></text:span><text:span text:style-name="T39">strategyName </text:span><text:span text:style-name="T40">(key)</text:span></text:p>
      <text:p text:style-name="P8"><text:span text:style-name="T54"><text:tab/><text:tab/>methodName</text:span></text:p>
      <text:p text:style-name="P6"><text:tab/><text:tab/><text:span text:style-name="T55">arguments</text:span></text:p>
      <text:p text:style-name="P6"><text:span text:style-name="T55"><text:tab/><text:tab/>dateAdded</text:span></text:p>
      <text:p text:style-name="P6"><text:span text:style-name="T56"><text:tab/><text:tab/>owner (user)</text:span></text:p>
      <text:p text:style-name="P6"><text:tab/><text:span text:style-name="T23">U</text:span><text:span text:style-name="T7">sers</text:span></text:p>
      <text:p text:style-name="P7"><text:tab/><text:tab/><text:span text:style-name="T58">userId (key)</text:span></text:p>
      <text:p text:style-name="P7"><text:span text:style-name="T53"><text:tab/><text:tab/>name</text:span></text:p>
      <text:p text:style-name="P6"><text:tab/><text:tab/><text:span text:style-name="T53">password</text:span></text:p>
      <text:p text:style-name="P6"><text:tab/></text:p>
      <text:p text:style-name="P6"><text:tab/><text:span text:style-name="T23">S</text:span><text:span text:style-name="T20">tock</text:span></text:p>
      <text:p text:style-name="P6"><text:tab/><text:tab/><text:span text:style-name="T58">stockId (key)</text:span></text:p>
      <text:p text:style-name="P9"><text:tab/><text:tab/><text:span text:style-name="T54">shortname (key, bv. AAPL)</text:span></text:p>
      <text:p text:style-name="P6"/>
      <text:p text:style-name="P11"><text:span text:style-name="T61"><text:tab/></text:span><text:span text:style-name="T22">T</text:span><text:span text:style-name="T21">ransactions</text:span><text:span text:style-name="T61"> (kopen en verkopen)</text:span></text:p>
      <text:p text:style-name="P12"><text:tab/><text:tab/><text:span text:style-name="T58">transactionId (key)</text:span></text:p>
      <text:p text:style-name="P12"><text:span text:style-name="T58"><text:tab/><text:tab/>stockId</text:span></text:p>
      <text:p text:style-name="P17"><text:span text:style-name="T42"><text:tab/><text:tab/>transactionType (buy of sell)</text:span></text:p>
      <text:p text:style-name="P18"><text:span text:style-name="T42"><text:tab/><text:tab/>numOfStocks</text:span></text:p>
      <text:p text:style-name="P18"><text:span text:style-name="T42"><text:tab/><text:tab/></text:span><text:span text:style-name="T44">date</text:span></text:p>
      <text:p text:style-name="P26"><text:span text:style-name="T44"><text:tab/><text:tab/></text:span><text:span text:style-name="T28">owner</text:span></text:p>
      <text:p text:style-name="P18"><text:span text:style-name="T42"><text:tab/><text:tab/>&lt;?</text:span><text:span text:style-name="T43">&gt; Wat moet voorzien worden om hedging toe te laten</text:span></text:p>
      <text:p text:style-name="P18"/>
      <text:p text:style-name="P18"><text:span text:style-name="T43"><text:tab/></text:span><text:span text:style-name="T16">A</text:span><text:span text:style-name="T17">pplicationLogin</text:span></text:p>
      <text:p text:style-name="P18"/>
      <text:p text:style-name="P18"><text:span text:style-name="T17"><text:tab/><text:tab/></text:span><text:span text:style-name="T27">id (key)</text:span></text:p>
      <text:p text:style-name="P27"><text:span text:style-name="T47"><text:tab/><text:tab/>user</text:span></text:p>
      <text:p text:style-name="P27"><text:soft-page-break/><text:span text:style-name="T47"><text:tab/><text:tab/>date</text:span></text:p>
      <text:p text:style-name="P18"><text:span text:style-name="T43"/></text:p>
      <text:p text:style-name="P10">Een view is een table waar enkel data in staat die afgeleid is van tables. <text:span text:style-name="T59">Als je deze delete verlies je dus geen data. Met een view gaan de regels gepaard die beschrijven hoe de view moet berekend worden aan de hand van de andere tables. De view kan steeds worden geupdate wanneer iets van data verandert in een table. </text:span></text:p>
      <text:p text:style-name="P10"/>
      <text:p text:style-name="P15">Views <text:span text:style-name="T63">(nog aan te vullen)</text:span></text:p>
      <text:p text:style-name="P10"/>
      <text:p text:style-name="P10"><text:tab/><text:span text:style-name="T6">S</text:span><text:span text:style-name="T2">tatistics</text:span></text:p>
      <text:p text:style-name="P10"><text:span text:style-name="T2"/></text:p>
      <text:p text:style-name="P10"><text:tab/><text:span text:style-name="T6">CurrentStocks</text:span><text:span text:style-name="T64"> (huidige staat van protefeuille, af te leiden uit transacties)</text:span></text:p>
      <text:p text:style-name="P13"/>
      <text:p text:style-name="P20"><text:span text:style-name="T28">Code formaat</text:span></text:p>
      <text:p text:style-name="P20"/>
      <text:p text:style-name="P25"><text:span text:style-name="T28">De script files zelf zou ik steeds met underscore schrijven, voorbeeld: my_python_script.py</text:span></text:p>
      <text:p text:style-name="P24"><text:span text:style-name="T37">Binnen een script vind ik </text:span><text:span text:style-name="T28">de honghaarse methode nog steeds het meest netjes, dit houdt in:</text:span></text:p>
      <text:p text:style-name="P24"><text:span text:style-name="T28"><text:tab/>variabelen: voorbeeldVar</text:span></text:p>
      <text:p text:style-name="P24"><text:span text:style-name="T28"><text:tab/>functies: voorbeeldFunctie()</text:span></text:p>
      <text:p text:style-name="P24"><text:span text:style-name="T28"><text:tab/>klassenamen: KlasseVoorbeeld</text:span></text:p>
      <text:p text:style-name="P24"><text:span text:style-name="T28"><text:tab/>object: objectVoorbeeld </text:span><text:span text:style-name="T36">(is ook variabele)</text:span></text:p>
      <text:p text:style-name="P24"><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e" svg:font-family="Console"/>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09:11:30.678756879</meta:creation-date>
    <meta:generator>LibreOffice/4.2.8.2$Linux_X86_64 LibreOffice_project/420m0$Build-2</meta:generator>
    <dc:date>2015-08-19T10:06:19.602789084</dc:date>
    <meta:editing-duration>PT51M17S</meta:editing-duration>
    <meta:editing-cycles>37</meta:editing-cycles>
    <meta:document-statistic meta:table-count="0" meta:image-count="0" meta:object-count="0" meta:page-count="3" meta:paragraph-count="64" meta:word-count="324" meta:character-count="2206" meta:non-whitespace-character-count="1844"/>
  </office:meta>
</office:document-meta>
</file>